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14DF9749795B3BFB13.png" manifest:media-type="image/png"/>
  <manifest:file-entry manifest:full-path="Pictures/100002010000078000000414C3022E175BB24D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a5ad6" officeooo:paragraph-rsid="001a5ad6"/>
    </style:style>
    <style:style style:name="P2" style:family="paragraph" style:parent-style-name="Standard">
      <style:text-properties officeooo:rsid="001a7d97" officeooo:paragraph-rsid="001a7d97"/>
    </style:style>
    <style:style style:name="P3" style:family="paragraph" style:parent-style-name="Standard">
      <style:text-properties officeooo:paragraph-rsid="001ab84a"/>
    </style:style>
    <style:style style:name="P4" style:family="paragraph" style:parent-style-name="Standard">
      <style:text-properties officeooo:rsid="001b16e4" officeooo:paragraph-rsid="001b16e4"/>
    </style:style>
    <style:style style:name="P5" style:family="paragraph" style:parent-style-name="Standard">
      <style:text-properties officeooo:rsid="001b3f84" officeooo:paragraph-rsid="001b3f84"/>
    </style:style>
    <style:style style:name="P6" style:family="paragraph" style:parent-style-name="Standard">
      <style:text-properties fo:font-weight="bold" officeooo:rsid="001b3f84" officeooo:paragraph-rsid="001b3f84" style:font-weight-asian="bold" style:font-weight-complex="bold"/>
    </style:style>
    <style:style style:name="P7" style:family="paragraph" style:parent-style-name="Standard">
      <style:text-properties fo:font-weight="bold" officeooo:rsid="001a5ad6" officeooo:paragraph-rsid="001a5ad6" style:font-weight-asian="bold" style:font-weight-complex="bold"/>
    </style:style>
    <style:style style:name="P8" style:family="paragraph" style:parent-style-name="Standard">
      <style:text-properties fo:font-weight="bold" officeooo:rsid="002564ce" officeooo:paragraph-rsid="002564ce" style:font-weight-asian="bold" style:font-weight-complex="bold"/>
    </style:style>
    <style:style style:name="P9" style:family="paragraph" style:parent-style-name="Standard">
      <style:text-properties fo:font-weight="bold" officeooo:rsid="003091d1" officeooo:paragraph-rsid="003091d1" style:font-weight-asian="bold" style:font-weight-complex="bold"/>
    </style:style>
    <style:style style:name="P10" style:family="paragraph" style:parent-style-name="Standard">
      <style:text-properties officeooo:rsid="001c63ba" officeooo:paragraph-rsid="001c63ba"/>
    </style:style>
    <style:style style:name="P11" style:family="paragraph" style:parent-style-name="Standard">
      <style:text-properties officeooo:paragraph-rsid="001c63ba"/>
    </style:style>
    <style:style style:name="P12" style:family="paragraph" style:parent-style-name="Standard">
      <style:text-properties officeooo:rsid="001df070" officeooo:paragraph-rsid="001df070"/>
    </style:style>
    <style:style style:name="P13" style:family="paragraph" style:parent-style-name="Standard">
      <style:text-properties officeooo:rsid="001e64f8" officeooo:paragraph-rsid="001e64f8"/>
    </style:style>
    <style:style style:name="P14" style:family="paragraph" style:parent-style-name="Standard">
      <style:text-properties officeooo:rsid="001e64f8" officeooo:paragraph-rsid="00207824"/>
    </style:style>
    <style:style style:name="P15" style:family="paragraph" style:parent-style-name="Standard">
      <style:text-properties officeooo:rsid="00207824" officeooo:paragraph-rsid="00207824"/>
    </style:style>
    <style:style style:name="P16" style:family="paragraph" style:parent-style-name="Standard">
      <style:text-properties officeooo:rsid="00237d84" officeooo:paragraph-rsid="00237d84"/>
    </style:style>
    <style:style style:name="P17" style:family="paragraph" style:parent-style-name="Standard">
      <style:text-properties officeooo:rsid="002564ce" officeooo:paragraph-rsid="002564ce"/>
    </style:style>
    <style:style style:name="P18" style:family="paragraph" style:parent-style-name="Standard">
      <style:text-properties officeooo:rsid="002f1999" officeooo:paragraph-rsid="002f1999"/>
    </style:style>
    <style:style style:name="P19" style:family="paragraph" style:parent-style-name="Standard">
      <style:text-properties officeooo:rsid="003091d1" officeooo:paragraph-rsid="003091d1"/>
    </style:style>
    <style:style style:name="P20" style:family="paragraph" style:parent-style-name="Standard">
      <style:text-properties officeooo:rsid="003091d1" officeooo:paragraph-rsid="00309eea"/>
    </style:style>
    <style:style style:name="P21" style:family="paragraph" style:parent-style-name="Standard">
      <style:text-properties officeooo:rsid="00309eea" officeooo:paragraph-rsid="00309eea"/>
    </style:style>
    <style:style style:name="P22" style:family="paragraph" style:parent-style-name="Standard">
      <style:text-properties officeooo:rsid="00322084" officeooo:paragraph-rsid="00322084"/>
    </style:style>
    <style:style style:name="P23" style:family="paragraph" style:parent-style-name="Standard">
      <style:text-properties officeooo:rsid="0032268c" officeooo:paragraph-rsid="0032268c"/>
    </style:style>
    <style:style style:name="P24" style:family="paragraph" style:parent-style-name="Standard">
      <style:text-properties officeooo:rsid="0033b659" officeooo:paragraph-rsid="0033b659"/>
    </style:style>
    <style:style style:name="T1" style:family="text">
      <style:text-properties officeooo:rsid="001a7d97"/>
    </style:style>
    <style:style style:name="T2" style:family="text">
      <style:text-properties officeooo:rsid="001ab84a"/>
    </style:style>
    <style:style style:name="T3" style:family="text">
      <style:text-properties officeooo:rsid="001b16e4"/>
    </style:style>
    <style:style style:name="T4" style:family="text">
      <style:text-properties officeooo:rsid="001c63ba"/>
    </style:style>
    <style:style style:name="T5" style:family="text">
      <style:text-properties style:font-name="monospace"/>
    </style:style>
    <style:style style:name="T6" style:family="text">
      <style:text-properties fo:font-weight="bold" style:font-weight-asian="bold" style:font-weight-complex="bold"/>
    </style:style>
    <style:style style:name="T7" style:family="text">
      <style:text-properties officeooo:rsid="001ff884"/>
    </style:style>
    <style:style style:name="T8" style:family="text">
      <style:text-properties officeooo:rsid="00207824"/>
    </style:style>
    <style:style style:name="T9" style:family="text">
      <style:text-properties officeooo:rsid="0021e568"/>
    </style:style>
    <style:style style:name="T10" style:family="text">
      <style:text-properties officeooo:rsid="002564ce"/>
    </style:style>
    <style:style style:name="T11" style:family="text">
      <style:text-properties officeooo:rsid="002788a2"/>
    </style:style>
    <style:style style:name="T12" style:family="text">
      <style:text-properties officeooo:rsid="002aec77"/>
    </style:style>
    <style:style style:name="T13" style:family="text">
      <style:text-properties officeooo:rsid="00308688"/>
    </style:style>
    <style:style style:name="T14" style:family="text">
      <style:text-properties officeooo:rsid="00309eea"/>
    </style:style>
    <style:style style:name="T15" style:family="text">
      <style:text-properties officeooo:rsid="003100b2"/>
    </style:style>
    <style:style style:name="T16" style:family="text">
      <style:text-properties officeooo:rsid="00334019"/>
    </style:style>
    <style:style style:name="T17" style:family="text">
      <style:text-properties officeooo:rsid="00356a2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luster configuration for ssh access</text:p>
      <text:p text:style-name="P1"/>
      <text:p text:style-name="P1">In order to enable access to the cluster master node via ssh, it is necessary to add <text:span text:style-name="T1">an inbound rule to the &lt;ElasticMapReduce-master&gt; security group. As shown in the picture below.</text:span></text:p>
      <text:p text:style-name="P1"/>
      <text:p text:style-name="P1"><draw:frame draw:style-name="fr1" draw:name="Image1" text:anchor-type="paragraph" svg:width="6.9252in" svg:height="3.7654in" draw:z-index="0"><draw:image xlink:href="Pictures/100002010000078000000414C3022E175BB24DC2.png" xlink:type="simple" xlink:show="embed" xlink:actuate="onLoad" loext:mime-type="image/png"/></draw:frame></text:p>
      <text:p text:style-name="P2">The concrete parameters are:</text:p>
      <text:p text:style-name="P2">-Port: 22<text:line-break/>-Protocol: tcp<text:line-break/>-Source: 0.0.0.0/0</text:p>
      <text:p text:style-name="P2"/>
      <text:p text:style-name="P4">To view the inbound rules from the cluster &lt;Summary&gt; page go to the &lt;Hardware&gt; tab, then select the master node &lt;ID&gt;, followed by the &lt;EC2 Instance ID&gt;. In the &lt;Description&gt;, under the &lt;Security groups&gt;, the &lt;inbound&gt; and &lt;outbund&gt; rules can be viewed.</text:p>
      <text:p text:style-name="P4"/>
      <text:p text:style-name="P4">In order to edit or add a new rule select the &lt;ElasticMapReduce-master&gt; security group, then go to the &lt;Inbound&gt; tab and click the &lt;Edit&gt; button. Scroll down to find the &lt;Add Rule&gt; button.</text:p>
      <text:p text:style-name="P2"/>
      <text:p text:style-name="P2">Once enabled it is possible to login with a commando of the form:</text:p>
      <text:p text:style-name="P2"/>
      <text:p text:style-name="P3"><text:span text:style-name="T1">ssh -i id_rsa </text:span>hadoop@ec2-18-237-94-60.us-west-2.compute.amazonaws.com<text:span text:style-name="T1"><text:line-break/></text:span></text:p>
      <text:p text:style-name="P2">where <text:span text:style-name="T3">&lt;</text:span>id_rsa<text:span text:style-name="T3">&gt;</text:span> is the private key matching the public key of the keypair that was used to create the cluster (the file has to be accesible or an adequate path provided). <text:span text:style-name="T2">Note that the login takes place under the username &lt;hadoop&gt;, which has &lt;sudo&gt; capabilities.</text:span></text:p>
      <text:p text:style-name="P2"/>
      <text:p text:style-name="P2"/>
      <text:p text:style-name="P6">Deply the benchmarking application</text:p>
      <text:p text:style-name="P5"/>
      <text:p text:style-name="P5"><text:soft-page-break/>The source code repository is stored in bitbucket.com. Since the EMR machine instances do not have git installed it is necessary to add it with the command:<text:line-break/><text:line-break/><text:span text:style-name="T4">sudo yum install git</text:span></text:p>
      <text:p text:style-name="P5"/>
      <text:p text:style-name="P10"><text:span text:style-name="T13">For an &lt;user&gt; with access enabled, </text:span>the application code repository can be downloaded with the command:</text:p>
      <text:p text:style-name="P10"/>
      <text:p text:style-name="P10">git clone https://<text:span text:style-name="T13">user</text:span>@bitbucket.org/victorcuevasv/tpcdsbench.git</text:p>
      <text:p text:style-name="P10"/>
      <text:p text:style-name="P10">To build and run the application it is necessary to use docker. The EMR nodes have docker installed, but the &lt;hadoop&gt; user is not a member of the docker group, so to add it use the command:</text:p>
      <text:p text:style-name="P10"/>
      <text:p text:style-name="P10">sudo usermod -aG docker $USER</text:p>
      <text:p text:style-name="P10"/>
      <text:p text:style-name="P10">Logout and then login for the change to take effect.</text:p>
      <text:p text:style-name="P10"/>
      <text:p text:style-name="P11"><text:span text:style-name="T4">Enter the &lt;tpcdsbench&gt; directory. To build the application type the command:</text:span></text:p>
      <text:p text:style-name="P11"/>
      <text:p text:style-name="P10">bash emr/BuildAll.sh</text:p>
      <text:p text:style-name="P10"/>
      <text:p text:style-name="P12">This command will generate the container images and also a &lt;vols&gt; directory with subdirectories for the required files, these are:</text:p>
      <text:p text:style-name="P12"><text:line-break/>&lt;data&gt;: create table statements, queries, plans, results, logs<text:line-break/>&lt;hive&gt;: TPC-DS raw data files (.dat extension)<text:line-break/>&lt;warehouse&gt;: to save the database if desired<text:line-break/>&lt;ivyuser&gt; and &lt;ivyroot&gt;: unused when running on EMR, meant to cache dependencies<text:line-break/>&lt;metastore&gt;: unused in EMR, indicates if the metastore has been created.</text:p>
      <text:p text:style-name="P12"/>
      <text:p text:style-name="P13">The container images generated are:<text:line-break/><text:line-break/><text:span text:style-name="T5">REPOSITORY <text:s text:c="12"/>TAG</text:span></text:p>
      <text:p text:style-name="P13"><text:span text:style-name="T5">clientbuilder <text:s text:c="9"/>dev</text:span></text:p>
      <text:p text:style-name="P13"><text:span text:style-name="T5">tpcds <text:s text:c="17"/>dev</text:span></text:p>
      <text:p text:style-name="P13"><text:span text:style-name="T5">ubuntujava <text:s text:c="12"/>dev</text:span></text:p>
      <text:p text:style-name="P13"><text:span text:style-name="T5">ubuntu <text:s text:c="16"/>16.04</text:span></text:p>
      <text:p text:style-name="P12"/>
      <text:p text:style-name="P12"/>
      <text:p text:style-name="P13"><text:span text:style-name="T6">Generate the SQL files</text:span></text:p>
      <text:p text:style-name="P13"/>
      <text:p text:style-name="P13">To generate the SQL files, <text:span text:style-name="T7">once the container images have been generated. Use the command:</text:span></text:p>
      <text:p text:style-name="P13"/>
      <text:p text:style-name="P13">bash CreateSQLFiles.sh</text:p>
      <text:p text:style-name="P13"/>
      <text:p text:style-name="P15">This command will generate the following subdirectories inside the &lt;vols/data&gt; directory:</text:p>
      <text:p text:style-name="P13"/>
      <text:p text:style-name="P14"><text:span text:style-name="T8">&lt;</text:span>QueriesNetezza<text:span text:style-name="T8">&gt;</text:span>: <text:span text:style-name="T8">queries in the Netezza SQL dialect supported directly by the TPC-DS toolkit.</text:span></text:p>
      <text:p text:style-name="P14"><text:soft-page-break/><text:span text:style-name="T8">&lt;</text:span>QueriesPresto<text:span text:style-name="T8">&gt;</text:span>: <text:span text:style-name="T8">queries generated from the Netezza templates with modifications to run on presto.</text:span></text:p>
      <text:p text:style-name="P14"><text:span text:style-name="T8">&lt;</text:span>QueriesSpark<text:span text:style-name="T8">&gt;</text:span>: <text:span text:style-name="T8">queries generated from the Netezza templates with modifications to run on Spark.</text:span></text:p>
      <text:p text:style-name="P14"><text:span text:style-name="T8">&lt;</text:span>tables<text:span text:style-name="T8">&gt;: files with create table statements to create the TPC-DS tables generated from the tpcdsvarchar.sql file discussed below.</text:span></text:p>
      <text:p text:style-name="P14"><text:span text:style-name="T9">&lt;</text:span>tpcdsvarchar.sql<text:span text:style-name="T9">&gt;: a file that includes all of the create table statements, it was created by modifying the tpcds.sql file from the TPC-DS toolkit. The modification consisted of using the &lt;varchar&gt; data type instead of &lt;char&gt;, because if the database is created in Spark with the &lt;char&gt; data type, the corresponding values will be padded with blank space characters, yielding wrong answers for some queries.</text:span></text:p>
      <text:p text:style-name="P14"/>
      <text:p text:style-name="P16">The modifications to the query templates can be found in the &lt;tpcdsbench/dqgen/v2.10.1rc3&gt; directory. Concretely, the &lt;query_templates_presto&gt; directory contains the templates that were modified for presto, while the &lt;query_templates_spark&gt; contains the analogous templates for spark.</text:p>
      <text:p text:style-name="P16"/>
      <text:p text:style-name="P8">Generating the TPC-DS raw data files</text:p>
      <text:p text:style-name="P17"/>
      <text:p text:style-name="P17">Provided enough disk space is available, and not taking advantage of multinode parallelism. The raw data files for the TPC-DS benchmark can be generated with the command:</text:p>
      <text:p text:style-name="P17"/>
      <text:p text:style-name="P17">bash CreateDataFiles.sh &lt;scale factor&gt;</text:p>
      <text:p text:style-name="P17"/>
      <text:p text:style-name="P17">For instance, to genrate the data files corresponding to the 10 GB scale factor type:</text:p>
      <text:p text:style-name="P17"/>
      <text:p text:style-name="P17">bash <text:span text:style-name="T11">emr/generate</text:span>Data.sh 10</text:p>
      <text:p text:style-name="P17"/>
      <text:p text:style-name="P17">Depending on the scale factor used, the process can take a significantly long time. <text:span text:style-name="T12">IMPORTANT: currently for EMR, due to space limitations, the data is generated in an alternative location (&lt;/mnt/vols/hive&gt;). Then a symbolic link is created from the &lt;tpcdsbench/vols/hive&gt; directory.</text:span></text:p>
      <text:p text:style-name="P17"/>
      <text:p text:style-name="P18">The files are generated in plain text with the .dat extension. The format is csv with the caveat that the separation character is ‘\001’ in C octal notation. This character is not visible in GUI text editors but can be visualized with editors like vim, appearing as ‘^A’. The rationale for using this character for column separation instead of the comma or pipe symbol is that Presto does not allow to indicate explicitly the separator as opposed to Hive and Spark.</text:p>
      <text:p text:style-name="P18"/>
      <text:p text:style-name="P9">Create the database with Spark</text:p>
      <text:p text:style-name="P19"/>
      <text:p text:style-name="P19">First, compile the application. A single script generates the different builds to use with Spark and Presto, it is executed with</text:p>
      <text:p text:style-name="P19"/>
      <text:p text:style-name="P19">bash CompileAll.sh</text:p>
      <text:p text:style-name="P19"/>
      <text:p text:style-name="P19">The different builds are generated at the &lt;tpcdsbench/client/project&gt; directory, and these include.</text:p>
      <text:p text:style-name="P19"/>
      <text:p text:style-name="P20">tpcdsbench/client/project/<text:span text:style-name="T14">target: build for Presto</text:span></text:p>
      <text:p text:style-name="P20">tpcdsbench/client/project/<text:span text:style-name="T14">targetspark: build for Spark</text:span></text:p>
      <text:p text:style-name="P20">tpcdsbench/client/project/<text:span text:style-name="T14">targetsparkjdbc: build for Spark on JDBC</text:span></text:p>
      <text:p text:style-name="P20"/>
      <text:p text:style-name="P21">The raw data files generated previously can be copied to HDFS with the command:</text:p>
      <text:p text:style-name="P21"><text:soft-page-break/>bash <text:span text:style-name="T15">emr/</text:span>copy_datfiles_to_hdfs.sh &lt;scale factor&gt;</text:p>
      <text:p text:style-name="P18"/>
      <text:p text:style-name="P21">For example, to copy the 10 GB dataset generated earlier, username</text:p>
      <text:p text:style-name="P21"/>
      <text:p text:style-name="P21">bash <text:span text:style-name="T15">emr/</text:span>copy_datfiles_to_hdfs.sh 10</text:p>
      <text:p text:style-name="P21"/>
      <text:p text:style-name="P23">AWS EMR uses the AWS Glue system for storing the Hive compatible metastore. The same metastore can be used for different clusters, but if a database is created with a particular cluster, it will remain associated with that cluster after the cluster is terminated, which will cause a conflict with a new cluster. Thus, it is necessary to associate the database with a new cluster. In our case it is the &lt;default&gt; database.</text:p>
      <text:p text:style-name="P23"/>
      <text:p text:style-name="P23">The database can be associated with the new cluster through the AWS portal. In &lt;Services&gt; under the &lt;Analytics&gt; section select the option &lt;AWS Glue&gt;. Then select &lt;Databases&gt; at the left panel and subsequently the &lt;default&gt; database. The &lt;Location&gt; attribute displayed may not match the namenode of the running cluster. In that case click the &lt;Edit database&gt; button and change the hostname in the &lt;Location&gt; attribute to the hostname of the master node of the current cluster. The following screenshot <text:span text:style-name="T16">depicts this change.</text:span></text:p>
      <text:p text:style-name="P23"/>
      <text:p text:style-name="P23"><draw:frame draw:style-name="fr1" draw:name="Image2" text:anchor-type="paragraph" svg:width="6.9252in" svg:height="3.7654in" draw:z-index="1"><draw:image xlink:href="Pictures/100002010000078000000414DF9749795B3BFB13.png" xlink:type="simple" xlink:show="embed" xlink:actuate="onLoad" loext:mime-type="image/png"/></draw:frame></text:p>
      <text:p text:style-name="P24">The hostname must be the internal hostname assigned by AWS, which can be found by going to the &lt;Hardware&gt; tab in the cluster &lt;Summary&gt;, then selecting the master node &lt;ID&gt; it is in the &lt;Private DNS name&gt; cell.</text:p>
      <text:p text:style-name="P18"/>
      <text:p text:style-name="P22">Once the data has been copied to HDFS, <text:span text:style-name="T17">and the &lt;default&gt; database associated with the new cluster master node, if necessary, </text:span>the database can be created with Spark by running:</text:p>
      <text:p text:style-name="P22"/>
      <text:p text:style-name="P22">bash emr/<text:span text:style-name="T10">runclient_createdbspark.sh </text:span>&lt;scale factor&gt;</text:p>
      <text:p text:style-name="P22"/>
      <text:p text:style-name="P22"><text:soft-page-break/>For example, to create a database using the 10 GB dataset, type</text:p>
      <text:p text:style-name="P22"/>
      <text:p text:style-name="P22">bash emr/<text:span text:style-name="T10">runclient_createdbspark.sh </text:span>10</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15:34:38.448581425</meta:creation-date>
    <dc:date>2019-04-06T19:27:21.591905270</dc:date>
    <meta:editing-duration>PT3H30M20S</meta:editing-duration>
    <meta:editing-cycles>28</meta:editing-cycles>
    <meta:generator>LibreOffice/6.2.2.1$Linux_X86_64 LibreOffice_project/20$Build-1</meta:generator>
    <meta:document-statistic meta:table-count="0" meta:image-count="2" meta:object-count="0" meta:page-count="5" meta:paragraph-count="60" meta:word-count="1074" meta:character-count="7064" meta:non-whitespace-character-count="5980"/>
  </office:meta>
</office:document-meta>
</file>